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TableColumn4" style:family="table-column">
      <style:table-column-properties style:column-width="6.6923in" style:use-optimal-column-width="false"/>
    </style:style>
    <style:style style:name="Table3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7" style:parent-style-name="Textbody" style:family="paragraph">
      <style:text-properties fo:color="#000000"/>
    </style:style>
    <style:style style:name="P8" style:parent-style-name="Heading" style:master-page-name="MP1" style:family="paragraph">
      <style:paragraph-properties fo:break-before="page"/>
    </style:style>
    <style:style style:name="TableColumn26" style:family="table-column">
      <style:table-column-properties style:column-width="1.5333in" style:use-optimal-column-width="false"/>
    </style:style>
    <style:style style:name="TableColumn27" style:family="table-column">
      <style:table-column-properties style:column-width="2.0847in" style:use-optimal-column-width="false"/>
    </style:style>
    <style:style style:name="TableColumn28" style:family="table-column">
      <style:table-column-properties style:column-width="1.527in" style:use-optimal-column-width="false"/>
    </style:style>
    <style:style style:name="TableColumn29" style:family="table-column">
      <style:table-column-properties style:column-width="1.1541in" style:use-optimal-column-width="false"/>
    </style:style>
    <style:style style:name="Table25" style:family="table">
      <style:table-properties style:width="6.29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Cell6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P70" style:parent-style-name="Standard" style:family="paragraph">
      <style:text-properties fo:font-size="12pt" style:font-size-asian="12pt"/>
    </style:style>
    <style:style style:name="P71" style:parent-style-name="Standard" style:family="paragraph">
      <style:text-properties fo:font-size="12pt" style:font-size-asian="12pt"/>
    </style:style>
    <style:style style:name="TableColumn73" style:family="table-column">
      <style:table-column-properties style:column-width="0.6208in" style:use-optimal-column-width="false"/>
    </style:style>
    <style:style style:name="TableColumn74" style:family="table-column">
      <style:table-column-properties style:column-width="1.9881in" style:use-optimal-column-width="false"/>
    </style:style>
    <style:style style:name="TableColumn75" style:family="table-column">
      <style:table-column-properties style:column-width="2.5319in" style:use-optimal-column-width="false"/>
    </style:style>
    <style:style style:name="TableColumn76" style:family="table-column">
      <style:table-column-properties style:column-width="1.1583in" style:use-optimal-column-width="false"/>
    </style:style>
    <style:style style:name="Table72" style:family="table">
      <style:table-properties style:width="6.2993in" fo:margin-left="-0.0041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P113" style:parent-style-name="Standard" style:family="paragraph">
      <style:text-properties fo:font-size="12pt" style:font-size-asian="12pt"/>
    </style:style>
    <style:style style:name="P114" style:parent-style-name="Standard" style:family="paragraph">
      <style:text-properties fo:font-size="12pt" style:font-size-asian="12pt"/>
    </style:style>
    <style:style style:name="TableColumn116" style:family="table-column">
      <style:table-column-properties style:column-width="6.2993in" style:use-optimal-column-width="false"/>
    </style:style>
    <style:style style:name="Table115" style:family="table">
      <style:table-properties style:width="6.2993in" fo:margin-left="-0.0041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0" style:parent-style-name="Textbody" style:family="paragraph">
      <style:paragraph-properties fo:break-before="page"/>
    </style:style>
    <style:style style:name="P131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  <style:text-properties fo:font-weight="bold" style:font-weight-asian="bold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  <style:text-properties fo:font-weight="bold" style:font-weight-asian="bold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  <style:text-properties fo:font-weight="bold" style:font-weight-asian="bold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  <style:text-properties fo:font-weight="bold" style:font-weight-asian="bold"/>
    </style:style>
    <style:style style:name="P151" style:parent-style-name="Standard" style:family="paragraph">
      <style:paragraph-properties fo:text-align="justify"/>
    </style:style>
    <style:style style:name="P152" style:parent-style-name="Standard" style:family="paragraph">
      <style:paragraph-properties fo:text-align="justify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name="P155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<text:subject text:fixed="false">BadavidHouse&gt;</text:subject></text:p>
      <text:p text:style-name="Título"><text:title text:fixed="false">Especificación de Requisitos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23/03/2024</text:p>
      <text:p text:style-name="Notaalpié"/>
      <text:p text:style-name="Notaalpié"/>
      <text:p text:style-name="P2">[Versión Inicial]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Queda prohibido cualquier tipo de explotación y, en particular, la reproducción, distribución, comunicación pública y/o transformación, total o parcial, por cualquier medio, de este documento sin el previo consentimiento.</text:p>
          </table:table-cell>
        </table:table-row>
      </table:table>
      <text:p text:style-name="P8"/>
      <text:p text:style-name="Textbody"/>
      <text:p text:style-name="Standard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Organismo</text:p>
          </table:table-cell>
          <table:table-cell table:style-name="TableCell33" table:number-columns-spanned="3">
            <text:p text:style-name="TableContents">Bada Web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Proyecto</text:p>
          </table:table-cell>
          <table:table-cell table:style-name="TableCell37" table:number-columns-spanned="3">
            <text:p text:style-name="TableContents">Badavid House apartamentos<text:s/>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Entregable</text:p>
          </table:table-cell>
          <table:table-cell table:style-name="TableCell41" table:number-columns-spanned="3">
            <text:p text:style-name="TableContents"><text:title text:fixed="false">Especificación de Requisitos</text:title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Autor</text:p>
          </table:table-cell>
          <table:table-cell table:style-name="TableCell45" table:number-columns-spanned="3">
            <text:p text:style-name="TableContents">Badaweb<text:user-defined text:name="Autor"/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Versión/Edición</text:p>
          </table:table-cell>
          <table:table-cell table:style-name="TableCell49">
            <text:p text:style-name="TableContents"><text:keywords text:fixed="false">0100</text:keywords></text:p>
          </table:table-cell>
          <table:table-cell table:style-name="TableCell50">
            <text:p text:style-name="P51">Fecha Versión</text:p>
          </table:table-cell>
          <table:table-cell table:style-name="TableCell52">
            <text:p text:style-name="P53">23/03/2024</text:p>
          </table:table-cell>
        </table:table-row>
        <table:table-row table:style-name="TableRow54">
          <table:table-cell table:style-name="TableCell55">
            <text:p text:style-name="P56">Aprobado por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Fecha Aprobación</text:p>
          </table:table-cell>
          <table:table-cell table:style-name="TableCell60">
            <text:p text:style-name="P61">23/03/2024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TableContents"/>
          </table:table-cell>
          <table:table-cell table:style-name="TableCell66">
            <text:p text:style-name="P67">Nº Total de Páginas</text:p>
          </table:table-cell>
          <table:table-cell table:style-name="TableCell68">
            <text:p text:style-name="P69">5</text:p>
          </table:table-cell>
        </table:table-row>
      </table:table>
      <text:p text:style-name="Standard"/>
      <text:p text:style-name="P70"/>
      <text:p text:style-name="P71">REGISTRO DE CAMBIOS</text:p>
      <text:p text:style-name="Standard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Versión</text:p>
          </table:table-cell>
          <table:table-cell table:style-name="TableCell80">
            <text:p text:style-name="P81">Causa del Cambio</text:p>
          </table:table-cell>
          <table:table-cell table:style-name="TableCell82">
            <text:p text:style-name="P83">Responsable del Cambio</text:p>
          </table:table-cell>
          <table:table-cell table:style-name="TableCell84">
            <text:p text:style-name="P85">Fecha del Cambio</text:p>
          </table:table-cell>
        </table:table-row>
        <table:table-row table:style-name="TableRow86">
          <table:table-cell table:style-name="TableCell87">
            <text:p text:style-name="P88">0100</text:p>
          </table:table-cell>
          <table:table-cell table:style-name="TableCell89">
            <text:p text:style-name="P90">Versión inicial</text:p>
          </table:table-cell>
          <table:table-cell table:style-name="TableCell91">
            <text:p text:style-name="P92">&lt;Fadia sirith badavid quintero&gt;</text:p>
          </table:table-cell>
          <table:table-cell table:style-name="TableCell93">
            <text:p text:style-name="P94">23/03/2024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P113"/>
      <text:p text:style-name="P114">CONTROL DE DISTRIBUCIÓN</text:p>
      <text:p text:style-name="Standard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Nombre y Apellidos</text:p>
          </table:table-cell>
        </table:table-row>
        <table:table-row table:style-name="TableRow120">
          <table:table-cell table:style-name="TableCell121">
            <text:p text:style-name="TableContents">Fadia sirith badavid quintero</text:p>
          </table:table-cell>
        </table:table-row>
        <table:table-row table:style-name="TableRow122"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0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1">ÍNDICE</text:p>
          <text:p text:style-name="P132"><text:a xlink:href="#__RefHeading__10948_300738085" office:target-frame-name="_top" xlink:show="replace">1 INTRODUCCIÓN<text:tab/>5</text:a></text:p>
          <text:p text:style-name="Contents2"><text:a xlink:href="#__RefHeading__10950_300738085" office:target-frame-name="_top" xlink:show="replace">1.1 Alcance<text:tab/>5</text:a></text:p>
          <text:p text:style-name="Contents2"><text:a xlink:href="#__RefHeading__10952_300738085" office:target-frame-name="_top" xlink:show="replace">1.2 Objetivos<text:tab/>5</text:a></text:p>
        </text:index-body>
      </text:table-of-content>
      <text:p text:style-name="Textbody"/>
      <text:p text:style-name="P133"><text:s/></text:p>
      <text:p text:style-name="P134"/>
      <text:h text:style-name="Título1" text:outline-level="1"><text:bookmark-start text:name="__RefHeading__10948_300738085"/><text:bookmark-end text:name="__RefHeading__10948_300738085"/><text:soft-page-break/>INTRODUCCIÓN</text:h>
      <text:p text:style-name="Textbody"/>
      <text:p text:style-name="Textbody">El presente documento tiene como objetivo principal establecer los requisitos necesarios para el desarrollo de una pagina web dedicada a la reserva de apartamentos.</text:p>
      <text:p text:style-name="Textbody">La pagina web se creara para ofrecer a los usuarios una experiencia intituiva, eficiente y segura al momento de buscar y reservar alojamiento en nuestro apartahotel</text:p>
      <text:p text:style-name="P135"/>
      <text:h text:style-name="Título2" text:outline-level="2"><text:bookmark-start text:name="__RefHeading__10950_300738085"/><text:bookmark-end text:name="__RefHeading__10950_300738085"/>Alcance</text:h>
      <text:p text:style-name="P136">Diseño y Desarrollo Web:</text:p>
      <text:p text:style-name="P137"/>
      <text:p text:style-name="P138">Creación de una interfaz atractiva, intuitiva y responsive para garantizar una experiencia de usuario óptima en dispositivos de diferentes tamaños (computadoras de escritorio, tablets, smartphones).</text:p>
      <text:p text:style-name="P139">Desarrollo de las secciones principales: Inicio, Habitaciones, Reservas, Servicios y Contacto.</text:p>
      <text:p text:style-name="P140"/>
      <text:p text:style-name="P141">Funcionalidades Específicas:</text:p>
      <text:p text:style-name="P142"/>
      <text:p text:style-name="P143">Visualización detallada de las diferentes habitaciones disponibles, incluyendo descripción, fotos, precios y servicios incluidos.</text:p>
      <text:p text:style-name="P144">Sistema de reservas que permita a los usuarios seleccionar fechas de entrada y salida, número de huéspedes, tipo de habitación y realizar el pago en línea de forma segura.</text:p>
      <text:p text:style-name="P145"/>
      <text:p text:style-name="P146">Gestión de Contenido:</text:p>
      <text:p text:style-name="P147"/>
      <text:p text:style-name="P148">Panel de administración para gestionar y actualizar el contenido de la página web, incluyendo información de habitaciones, tarifas, promociones, servicios adicionales, etc.</text:p>
      <text:p text:style-name="P149"/>
      <text:p text:style-name="P150">Optimización y Seguridad:</text:p>
      <text:p text:style-name="P151"/>
      <text:p text:style-name="P152">Optimización SEO para mejorar la visibilidad y posicionamiento en los motores de búsqueda.</text:p>
      <text:p text:style-name="P153">Implementación de medidas de seguridad para proteger los datos de los usuarios<text:s/></text:p>
      <text:p text:style-name="P154"/>
      <text:h text:style-name="Título2" text:outline-level="2"><text:bookmark-start text:name="__RefHeading__10952_300738085"/><text:bookmark-end text:name="__RefHeading__10952_300738085"/>Objetivos</text:h>
      <text:p text:style-name="Textbody">Facilitar la Reserva de Habitaciones: El principal objetivo es proporcionar a los usuarios una plataforma fácil de usar para encontrar información detallada sobre las habitaciones disponibles, realizar reservas en línea de manera sencilla y segura, y gestionar sus reservas de forma eficiente.</text:p>
      <text:p text:style-name="Textbody"/>
      <text:p text:style-name="Textbody">Ofrecer Información Detallada: Proporcionar descripciones completas, fotos de alta calidad y detalles sobre los servicios incluidos en cada tipo de habitación para que los usuarios puedan tomar decisiones informadas al realizar sus reservas.</text:p>
      <text:p text:style-name="Textbody"/>
      <text:p text:style-name="Textbody">Garantizar una Experiencia de Usuario Positiva: Diseñar una interfaz intuitiva y responsive que se adapte a diferentes dispositivos, brindando una experiencia de usuario óptima y satisfactoria en todo momento.</text:p>
      <text:p text:style-name="Textbody"/>
      <text:p text:style-name="Textbody">Promover la Interacción y Feedback: Permitir a los usuarios dejar comentarios, valoraciones y opiniones sobre su experiencia en el hotel y las habitaciones, fomentando la interacción y generando feedback útil para futuros huéspedes.</text:p>
      <text:p text:style-name="Textbody">Mejorar la Visibilidad y Posicionamiento: Implementar estrategias de optimización SEO para mejorar la visibilidad en los motores de búsqueda y aumentar el tráfico orgánico hacia la página web, atrayendo a más usuarios interesados en reservar habitaciones.</text:p>
      <text:p text:style-name="Textbody"/>
      <text:p text:style-name="Textbody">Brindar Soporte y Mantenimiento: Proporcionar un servicio de soporte técnico eficaz para resolver cualquier problema o consulta relacionada con la página web, así como mantener la plataforma actualizada y segura con actualizaciones periódicas y medidas de seguridad adecuadas.</text:p>
      <text:p text:style-name="P155"/>
      <text:p text:style-name="Textbody"/>
      <text:p text:style-name="Textbody"><text:bookmark-start text:name="__RefHeading__10954_300738085"/><text:bookmark-start text:name="__RefHeading__10960_300738085"/><text:bookmark-end text:name="__RefHeading__10954_300738085"/><text:bookmark-end text:name="__RefHeading__10960_30073808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0" style:family="table-column">
      <style:table-column-properties style:column-width="0.9652in" style:use-optimal-column-width="false"/>
    </style:style>
    <style:style style:name="TableColumn11" style:family="table-column">
      <style:table-column-properties style:column-width="3.2555in" style:use-optimal-column-width="false"/>
    </style:style>
    <style:style style:name="TableColumn12" style:family="table-column">
      <style:table-column-properties style:column-width="2.0347in" style:use-optimal-column-width="false"/>
    </style:style>
    <style:style style:name="Table9" style:family="table">
      <style:table-properties style:width="6.2555in" fo:margin-left="0.0208in" table:align="left"/>
    </style:style>
    <style:style style:name="TableRow13" style:family="table-row">
      <style:table-row-properties style:min-row-height="0.7062in" style:use-optimal-row-height="false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1965in"/>
      <style:text-properties fo:color="#FFFFFF"/>
    </style:style>
    <style:style style:name="TableCell1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7" style:parent-style-name="TableContents" style:family="paragraph">
      <style:paragraph-properties fo:text-align="center" fo:margin-bottom="0.0784in" fo:margin-right="0.0395in"/>
    </style:style>
    <style:style style:name="T1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P15"/>
            </table:table-cell>
            <table:table-cell table:style-name="TableCell16">
              <text:p text:style-name="P17"><text:span text:style-name="T18"><text:subject text:fixed="false">Badavid House</text:subject></text:span></text:p>
              <text:p text:style-name="P19"><text:span text:style-name="T20"><text:title text:fixed="false">Especificación de Requisitos</text:title></text:span></text:p>
            </table:table-cell>
            <table:table-cell table:style-name="TableCell21">
              <text:p text:style-name="P22"/>
            </table:table-cell>
          </table:table-row>
        </table:table>
        <text:p text:style-name="Standard"/>
      </style:header>
      <style:footer>
        <text:p text:style-name="P23"><text:span text:style-name="T24"><text:tab/></text:span>Página<text:s/><text:page-number text:fixed="false">29</text:page-number><text:s/>de<text:s/>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Requisitos</dc:title>
    <dc:subject>&lt;Nombre Proyecto&gt;</dc:subject>
    <meta:keyword>0100</meta:keyword>
    <dc:creator>FADIA SIRITH BADAVID QUINTERO</dc:creator>
    <meta:creation-date>2009-12-14T14:05:00Z</meta:creation-date>
    <dc:date>2024-03-23T15:33:00Z</dc:date>
    <meta:print-date>2010-01-15T17:08:00Z</meta:print-date>
    <meta:template xlink:href="Normal" xlink:type="simple"/>
    <meta:editing-cycles>44</meta:editing-cycles>
    <meta:editing-duration>PT33480S</meta:editing-duration>
    <meta:user-defined meta:name="Autor">&lt;Nombre de la Empresa&gt;</meta:user-defined>
    <meta:user-defined meta:name="Departamento">&lt;Unidad Organizativa&gt;</meta:user-defined>
    <meta:document-statistic meta:page-count="5" meta:paragraph-count="8" meta:word-count="627" meta:character-count="4068" meta:row-count="28" meta:non-whitespace-character-count="3449"/>
  </office:meta>
</office:document-meta>
</file>